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97d96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97d96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قُرَيْشٖ]</text:h>
      <text:p text:style-name="P2" loext:marker-style-name="T1"><text:span text:style-name="T1">® </text:span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 </text:span><text:span text:style-name="T1">لِإِّيچَفِ قُرَيْشٖ </text:span><text:span text:style-name="T2">(1)</text:span><text:span text:style-name="T1"> اِﯦچَفِهِمْ رۣحْلَةَ </text:span><text:span text:style-name="T4">۰</text:span><text:span text:style-name="T1">لشِّتَآءِ وَالصَّيْفِؐ </text:span><text:span text:style-name="T2">(2)</text:span><text:span text:style-name="T1"> فَلْيَعْبُدُواْ رَبَّ هَـٰذَا </text:span><text:span text:style-name="T4">۰</text:span><text:span text:style-name="T1">لْبَيْتِ </text:span><text:span text:style-name="T2">(3)</text:span><text:span text:style-name="T1"> </text:span><text:span text:style-name="T4">۱ﻟ</text:span><text:span text:style-name="T1">ـذِىٓ أَطْعَمَهُم مِّن جُوعٍ </text:span><text:span text:style-name="T2">(4)</text:span><text:span text:style-name="T1"> وَءَامَنَهُم مِّــنْ خَوْفٖ </text:span><text:span text:style-name="T2">(5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9:24.623104608</meta:creation-date>
    <dc:date>2025-03-03T14:49:30.857902673</dc:date>
    <meta:editing-duration>PT9S</meta:editing-duration>
    <meta:editing-cycles>1</meta:editing-cycles>
    <meta:document-statistic meta:table-count="0" meta:image-count="0" meta:object-count="0" meta:page-count="1" meta:paragraph-count="2" meta:word-count="29" meta:character-count="153" meta:non-whitespace-character-count="126"/>
    <meta:generator>LibreOffice/24.8.2.1$Linux_X86_64 LibreOffice_project/0f794b6e29741098670a3b95d60478a65d05ef13</meta:generator>
  </office:meta>
</office:document-meta>
</file>